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416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10exp" table:style-name="ta1">
        <table:shapes>
          <draw:frame draw:z-index="0" draw:style-name="gr1" draw:text-style-name="P1" svg:width="31.46cm" svg:height="23.571cm" svg:x="29.963cm" svg:y="0.271cm">
            <draw:object draw:notify-on-update-of-ranges="result10exp.O2:result10exp.O10 result10exp.O13:result10exp.O21 result10exp.O24:result10exp.O32 result10exp.O35:result10exp.O43 result10exp.O46:result10exp.O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nb adulte/an</text:p>
          </table:table-cell>
          <table:table-cell/>
          <table:table-cell office:value-type="string" calcext:value-type="string">
            <text:p>nb enfants</text:p>
          </table:table-cell>
          <table:table-cell table:number-columns-repeated="3"/>
          <table:table-cell office:value-type="string" calcext:value-type="string">
            <text:p>nb mort/an</text:p>
          </table:table-cell>
          <table:table-cell office:value-type="string" calcext:value-type="string">
            <text:p>rapport mort/an</text:p>
          </table:table-cell>
          <table:table-cell/>
          <table:table-cell office:value-type="string" calcext:value-type="string">
            <text:p>rapport adulte/an</text:p>
          </table:table-cell>
          <table:table-cell office:value-type="string" calcext:value-type="string">
            <text:p>rapport enfant/an</text:p>
          </table:table-cell>
          <table:table-cell/>
          <table:table-cell office:value-type="string" calcext:value-type="string">
            <text:p>vivant/m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E2]+[.C2]-[.C3]" office:value-type="float" office:value="21" calcext:value-type="float">
            <text:p>21</text:p>
          </table:table-cell>
          <table:table-cell table:number-columns-repeated="2"/>
          <table:table-cell table:formula="of:=[.C3]/[.C2]" office:value-type="float" office:value="4" calcext:value-type="float">
            <text:p>4</text:p>
          </table:table-cell>
          <table:table-cell table:number-columns-repeated="2"/>
          <table:table-cell table:formula="of:=([.E2]+[.C2])/[.I2]" office:value-type="float" office:value="1.38095238095238" calcext:value-type="float">
            <text:p>1,38095238095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formula="of:=[.E3]+[.C3]-[.C4]" office:value-type="float" office:value="78" calcext:value-type="float">
            <text:p>78</text:p>
          </table:table-cell>
          <table:table-cell table:formula="of:=[.I3]/[.I2]" office:value-type="float" office:value="3.71428571428571" calcext:value-type="float">
            <text:p>3,71428571428571</text:p>
          </table:table-cell>
          <table:table-cell/>
          <table:table-cell table:formula="of:=[.C4]/[.C3]" office:value-type="float" office:value="4.625" calcext:value-type="float">
            <text:p>4,625</text:p>
          </table:table-cell>
          <table:table-cell table:formula="of:=[.I3]/[.I2]" office:value-type="float" office:value="3.71428571428571" calcext:value-type="float">
            <text:p>3,71428571428571</text:p>
          </table:table-cell>
          <table:table-cell/>
          <table:table-cell table:formula="of:=([.E3]+[.C3])/[.I3]" office:value-type="float" office:value="1.47435897435897" calcext:value-type="float">
            <text:p>1,47435897435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+</text:p>
          </table:table-cell>
          <table:table-cell office:value-type="float" office:value="554" calcext:value-type="float">
            <text:p>554</text:p>
          </table:table-cell>
          <table:table-cell table:number-columns-repeated="3"/>
          <table:table-cell table:formula="of:=[.E4]+[.C4]-[.C5]" office:value-type="float" office:value="374" calcext:value-type="float">
            <text:p>374</text:p>
          </table:table-cell>
          <table:table-cell table:formula="of:=[.I4]/[.I3]" office:value-type="float" office:value="4.7948717948718" calcext:value-type="float">
            <text:p>4,7948717948718</text:p>
          </table:table-cell>
          <table:table-cell/>
          <table:table-cell table:formula="of:=[.C5]/[.C4]" office:value-type="float" office:value="5.86486486486487" calcext:value-type="float">
            <text:p>5,86486486486487</text:p>
          </table:table-cell>
          <table:table-cell table:formula="of:=[.I4]/[.I3]" office:value-type="float" office:value="4.7948717948718" calcext:value-type="float">
            <text:p>4,7948717948718</text:p>
          </table:table-cell>
          <table:table-cell/>
          <table:table-cell table:formula="of:=([.E4]+[.C4])/[.I4]" office:value-type="float" office:value="1.58021390374332" calcext:value-type="float">
            <text:p>1,580213903743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+</text:p>
          </table:table-cell>
          <table:table-cell office:value-type="float" office:value="2538" calcext:value-type="float">
            <text:p>2538</text:p>
          </table:table-cell>
          <table:table-cell table:number-columns-repeated="3"/>
          <table:table-cell table:formula="of:=[.E5]+[.C5]-[.C6]" office:value-type="float" office:value="1722" calcext:value-type="float">
            <text:p>1722</text:p>
          </table:table-cell>
          <table:table-cell table:formula="of:=[.I5]/[.I4]" office:value-type="float" office:value="4.60427807486631" calcext:value-type="float">
            <text:p>4,60427807486631</text:p>
          </table:table-cell>
          <table:table-cell/>
          <table:table-cell table:formula="of:=[.C6]/[.C5]" office:value-type="float" office:value="4.76036866359447" calcext:value-type="float">
            <text:p>4,76036866359447</text:p>
          </table:table-cell>
          <table:table-cell table:formula="of:=[.I5]/[.I4]" office:value-type="float" office:value="4.60427807486631" calcext:value-type="float">
            <text:p>4,60427807486631</text:p>
          </table:table-cell>
          <table:table-cell/>
          <table:table-cell table:formula="of:=([.E5]+[.C5])/[.I5]" office:value-type="float" office:value="1.59988385598142" calcext:value-type="float">
            <text:p>1,59988385598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+</text:p>
          </table:table-cell>
          <table:table-cell office:value-type="float" office:value="14085" calcext:value-type="float">
            <text:p>14085</text:p>
          </table:table-cell>
          <table:table-cell table:number-columns-repeated="3"/>
          <table:table-cell table:formula="of:=[.E6]+[.C6]-[.C7]" office:value-type="float" office:value="9584" calcext:value-type="float">
            <text:p>9584</text:p>
          </table:table-cell>
          <table:table-cell table:formula="of:=[.I6]/[.I5]" office:value-type="float" office:value="5.56562137049942" calcext:value-type="float">
            <text:p>5,56562137049942</text:p>
          </table:table-cell>
          <table:table-cell/>
          <table:table-cell table:formula="of:=[.C7]/[.C6]" office:value-type="float" office:value="5.35721200387222" calcext:value-type="float">
            <text:p>5,35721200387222</text:p>
          </table:table-cell>
          <table:table-cell table:formula="of:=[.I6]/[.I5]" office:value-type="float" office:value="5.56562137049942" calcext:value-type="float">
            <text:p>5,56562137049942</text:p>
          </table:table-cell>
          <table:table-cell/>
          <table:table-cell table:formula="of:=([.E6]+[.C6])/[.I6]" office:value-type="float" office:value="1.57742070116861" calcext:value-type="float">
            <text:p>1,57742070116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+</text:p>
          </table:table-cell>
          <table:table-cell office:value-type="float" office:value="75176" calcext:value-type="float">
            <text:p>75176</text:p>
          </table:table-cell>
          <table:table-cell table:number-columns-repeated="3"/>
          <table:table-cell table:formula="of:=[.E7]+[.C7]-[.C8]" office:value-type="float" office:value="51178" calcext:value-type="float">
            <text:p>51178</text:p>
          </table:table-cell>
          <table:table-cell table:formula="of:=[.I7]/[.I6]" office:value-type="float" office:value="5.33994156928214" calcext:value-type="float">
            <text:p>5,33994156928214</text:p>
          </table:table-cell>
          <table:table-cell/>
          <table:table-cell table:formula="of:=[.C8]/[.C7]" office:value-type="float" office:value="5.33646548608601" calcext:value-type="float">
            <text:p>5,33646548608601</text:p>
          </table:table-cell>
          <table:table-cell table:formula="of:=[.I7]/[.I6]" office:value-type="float" office:value="5.33994156928214" calcext:value-type="float">
            <text:p>5,33994156928214</text:p>
          </table:table-cell>
          <table:table-cell/>
          <table:table-cell table:formula="of:=([.E7]+[.C7])/[.I7]" office:value-type="float" office:value="1.57704482394779" calcext:value-type="float">
            <text:p>1,577044823947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float" office:value="29532" calcext:value-type="float">
            <text:p>29532</text:p>
          </table:table-cell>
          <table:table-cell office:value-type="string" calcext:value-type="string">
            <text:p>+</text:p>
          </table:table-cell>
          <table:table-cell office:value-type="float" office:value="401181" calcext:value-type="float">
            <text:p>401181</text:p>
          </table:table-cell>
          <table:table-cell table:number-columns-repeated="3"/>
          <table:table-cell table:formula="of:=[.E8]+[.C8]-[.C9]" office:value-type="float" office:value="272400" calcext:value-type="float">
            <text:p>272400</text:p>
          </table:table-cell>
          <table:table-cell table:formula="of:=[.I8]/[.I7]" office:value-type="float" office:value="5.32259955449607" calcext:value-type="float">
            <text:p>5,32259955449607</text:p>
          </table:table-cell>
          <table:table-cell/>
          <table:table-cell table:formula="of:=[.C9]/[.C8]" office:value-type="float" office:value="5.36072734660707" calcext:value-type="float">
            <text:p>5,36072734660707</text:p>
          </table:table-cell>
          <table:table-cell table:formula="of:=[.I8]/[.I7]" office:value-type="float" office:value="5.32259955449607" calcext:value-type="float">
            <text:p>5,32259955449607</text:p>
          </table:table-cell>
          <table:table-cell/>
          <table:table-cell table:formula="of:=([.E8]+[.C8])/[.I8]" office:value-type="float" office:value="1.58117841409692" calcext:value-type="float">
            <text:p>1,581178414096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float" office:value="158313" calcext:value-type="float">
            <text:p>158313</text:p>
          </table:table-cell>
          <table:table-cell office:value-type="string" calcext:value-type="string">
            <text:p>+</text:p>
          </table:table-cell>
          <table:table-cell office:value-type="float" office:value="2133447" calcext:value-type="float">
            <text:p>2133447</text:p>
          </table:table-cell>
          <table:table-cell table:number-columns-repeated="3"/>
          <table:table-cell table:formula="of:=[.E9]+[.C9]-[.C10]" office:value-type="float" office:value="1449375" calcext:value-type="float">
            <text:p>1449375</text:p>
          </table:table-cell>
          <table:table-cell table:formula="of:=[.I9]/[.I8]" office:value-type="float" office:value="5.32075991189427" calcext:value-type="float">
            <text:p>5,32075991189427</text:p>
          </table:table-cell>
          <table:table-cell/>
          <table:table-cell table:formula="of:=[.C10]/[.C9]" office:value-type="float" office:value="5.32100964544921" calcext:value-type="float">
            <text:p>5,32100964544921</text:p>
          </table:table-cell>
          <table:table-cell table:formula="of:=[.I9]/[.I8]" office:value-type="float" office:value="5.32075991189427" calcext:value-type="float">
            <text:p>5,32075991189427</text:p>
          </table:table-cell>
          <table:table-cell/>
          <table:table-cell table:formula="of:=([.E9]+[.C9])/[.I9]" office:value-type="float" office:value="1.58120569210867" calcext:value-type="float">
            <text:p>1,581205692108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office:value-type="float" office:value="842385" calcext:value-type="float">
            <text:p>842385</text:p>
          </table:table-cell>
          <table:table-cell office:value-type="string" calcext:value-type="string">
            <text:p>+</text:p>
          </table:table-cell>
          <table:table-cell office:value-type="float" office:value="11368446" calcext:value-type="float">
            <text:p>11368446</text:p>
          </table:table-cell>
          <table:table-cell table:number-columns-repeated="3"/>
          <table:table-cell table:formula="of:=[.E10]+[.C10]-[.C11]" office:value-type="float" office:value="7728300" calcext:value-type="float">
            <text:p>7728300</text:p>
          </table:table-cell>
          <table:table-cell table:formula="of:=[.I10]/[.I9]" office:value-type="float" office:value="5.33216041397154" calcext:value-type="float">
            <text:p>5,33216041397154</text:p>
          </table:table-cell>
          <table:table-cell/>
          <table:table-cell table:formula="of:=[.C11]/[.C10]" office:value-type="float" office:value="5.32123791378052" calcext:value-type="float">
            <text:p>5,32123791378052</text:p>
          </table:table-cell>
          <table:table-cell table:formula="of:=[.I10]/[.I9]" office:value-type="float" office:value="5.33216041397154" calcext:value-type="float">
            <text:p>5,33216041397154</text:p>
          </table:table-cell>
          <table:table-cell/>
          <table:table-cell table:formula="of:=([.E10]+[.C10])/[.I10]" office:value-type="float" office:value="1.58001513916385" calcext:value-type="float">
            <text:p>1,580015139163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office:value-type="float" office:value="4482531" calcext:value-type="float">
            <text:p>4482531</text:p>
          </table:table-cell>
          <table:table-cell office:value-type="string" calcext:value-type="string">
            <text:p>+</text:p>
          </table:table-cell>
          <table:table-cell office:value-type="float" office:value="60503954" calcext:value-type="float">
            <text:p>6050395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[.E13]+[.C13]-[.C14]" office:value-type="float" office:value="14" calcext:value-type="float">
            <text:p>14</text:p>
          </table:table-cell>
          <table:table-cell table:number-columns-repeated="2"/>
          <table:table-cell table:formula="of:=[.C14]/[.C13]" office:value-type="float" office:value="8" calcext:value-type="float">
            <text:p>8</text:p>
          </table:table-cell>
          <table:table-cell table:number-columns-repeated="2"/>
          <table:table-cell table:formula="of:=([.E13]+[.C13])/[.I13]" office:value-type="float" office:value="2.14285714285714" calcext:value-type="float">
            <text:p>2,142857142857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+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table:formula="of:=[.E14]+[.C14]-[.C15]" office:value-type="float" office:value="129" calcext:value-type="float">
            <text:p>129</text:p>
          </table:table-cell>
          <table:table-cell table:formula="of:=[.I14]/[.I13]" office:value-type="float" office:value="9.21428571428571" calcext:value-type="float">
            <text:p>9,21428571428571</text:p>
          </table:table-cell>
          <table:table-cell/>
          <table:table-cell table:formula="of:=[.C15]/[.C14]" office:value-type="float" office:value="6.25" calcext:value-type="float">
            <text:p>6,25</text:p>
          </table:table-cell>
          <table:table-cell table:formula="of:=[.I14]/[.I13]" office:value-type="float" office:value="9.21428571428571" calcext:value-type="float">
            <text:p>9,21428571428571</text:p>
          </table:table-cell>
          <table:table-cell/>
          <table:table-cell table:formula="of:=([.E14]+[.C14])/[.I14]" office:value-type="float" office:value="1.77519379844961" calcext:value-type="float">
            <text:p>1,775193798449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+</text:p>
          </table:table-cell>
          <table:table-cell office:value-type="float" office:value="1267" calcext:value-type="float">
            <text:p>1267</text:p>
          </table:table-cell>
          <table:table-cell table:number-columns-repeated="3"/>
          <table:table-cell table:formula="of:=[.E15]+[.C15]-[.C16]" office:value-type="float" office:value="883" calcext:value-type="float">
            <text:p>883</text:p>
          </table:table-cell>
          <table:table-cell table:formula="of:=[.I15]/[.I14]" office:value-type="float" office:value="6.84496124031008" calcext:value-type="float">
            <text:p>6,84496124031008</text:p>
          </table:table-cell>
          <table:table-cell/>
          <table:table-cell table:formula="of:=[.C16]/[.C15]" office:value-type="float" office:value="4.84" calcext:value-type="float">
            <text:p>4,84</text:p>
          </table:table-cell>
          <table:table-cell table:formula="of:=[.I15]/[.I14]" office:value-type="float" office:value="6.84496124031008" calcext:value-type="float">
            <text:p>6,84496124031008</text:p>
          </table:table-cell>
          <table:table-cell/>
          <table:table-cell table:formula="of:=([.E15]+[.C15])/[.I15]" office:value-type="float" office:value="1.54813137032843" calcext:value-type="float">
            <text:p>1,54813137032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+</text:p>
          </table:table-cell>
          <table:table-cell office:value-type="float" office:value="6679" calcext:value-type="float">
            <text:p>6679</text:p>
          </table:table-cell>
          <table:table-cell table:number-columns-repeated="3"/>
          <table:table-cell table:formula="of:=[.E16]+[.C16]-[.C17]" office:value-type="float" office:value="4558" calcext:value-type="float">
            <text:p>4558</text:p>
          </table:table-cell>
          <table:table-cell table:formula="of:=[.I16]/[.I15]" office:value-type="float" office:value="5.16194790486976" calcext:value-type="float">
            <text:p>5,16194790486976</text:p>
          </table:table-cell>
          <table:table-cell/>
          <table:table-cell table:formula="of:=[.C17]/[.C16]" office:value-type="float" office:value="5.38223140495868" calcext:value-type="float">
            <text:p>5,38223140495868</text:p>
          </table:table-cell>
          <table:table-cell table:formula="of:=[.I16]/[.I15]" office:value-type="float" office:value="5.16194790486976" calcext:value-type="float">
            <text:p>5,16194790486976</text:p>
          </table:table-cell>
          <table:table-cell/>
          <table:table-cell table:formula="of:=([.E16]+[.C16])/[.I16]" office:value-type="float" office:value="1.57152259763054" calcext:value-type="float">
            <text:p>1,571522597630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+</text:p>
          </table:table-cell>
          <table:table-cell office:value-type="float" office:value="35138" calcext:value-type="float">
            <text:p>35138</text:p>
          </table:table-cell>
          <table:table-cell table:number-columns-repeated="3"/>
          <table:table-cell table:formula="of:=[.E17]+[.C17]-[.C18]" office:value-type="float" office:value="24011" calcext:value-type="float">
            <text:p>24011</text:p>
          </table:table-cell>
          <table:table-cell table:formula="of:=[.I17]/[.I16]" office:value-type="float" office:value="5.26788064940764" calcext:value-type="float">
            <text:p>5,26788064940764</text:p>
          </table:table-cell>
          <table:table-cell/>
          <table:table-cell table:formula="of:=[.C18]/[.C17]" office:value-type="float" office:value="5.27140115163148" calcext:value-type="float">
            <text:p>5,27140115163148</text:p>
          </table:table-cell>
          <table:table-cell table:formula="of:=[.I17]/[.I16]" office:value-type="float" office:value="5.26788064940764" calcext:value-type="float">
            <text:p>5,26788064940764</text:p>
          </table:table-cell>
          <table:table-cell/>
          <table:table-cell table:formula="of:=([.E17]+[.C17])/[.I17]" office:value-type="float" office:value="1.57190454375078" calcext:value-type="float">
            <text:p>1,571904543750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float" office:value="13732" calcext:value-type="float">
            <text:p>13732</text:p>
          </table:table-cell>
          <table:table-cell office:value-type="string" calcext:value-type="string">
            <text:p>+</text:p>
          </table:table-cell>
          <table:table-cell office:value-type="float" office:value="184779" calcext:value-type="float">
            <text:p>184779</text:p>
          </table:table-cell>
          <table:table-cell table:number-columns-repeated="3"/>
          <table:table-cell table:formula="of:=[.E18]+[.C18]-[.C19]" office:value-type="float" office:value="125943" calcext:value-type="float">
            <text:p>125943</text:p>
          </table:table-cell>
          <table:table-cell table:formula="of:=[.I18]/[.I17]" office:value-type="float" office:value="5.24522094040232" calcext:value-type="float">
            <text:p>5,24522094040232</text:p>
          </table:table-cell>
          <table:table-cell/>
          <table:table-cell table:formula="of:=[.C19]/[.C18]" office:value-type="float" office:value="5.28459073696475" calcext:value-type="float">
            <text:p>5,28459073696475</text:p>
          </table:table-cell>
          <table:table-cell table:formula="of:=[.I18]/[.I17]" office:value-type="float" office:value="5.24522094040232" calcext:value-type="float">
            <text:p>5,24522094040232</text:p>
          </table:table-cell>
          <table:table-cell/>
          <table:table-cell table:formula="of:=([.E18]+[.C18])/[.I18]" office:value-type="float" office:value="1.57619716856038" calcext:value-type="float">
            <text:p>1,576197168560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float" office:value="72568" calcext:value-type="float">
            <text:p>72568</text:p>
          </table:table-cell>
          <table:table-cell office:value-type="string" calcext:value-type="string">
            <text:p>+</text:p>
          </table:table-cell>
          <table:table-cell office:value-type="float" office:value="980394" calcext:value-type="float">
            <text:p>980394</text:p>
          </table:table-cell>
          <table:table-cell table:number-columns-repeated="3"/>
          <table:table-cell table:formula="of:=[.E19]+[.C19]-[.C20]" office:value-type="float" office:value="666174" calcext:value-type="float">
            <text:p>666174</text:p>
          </table:table-cell>
          <table:table-cell table:formula="of:=[.I19]/[.I18]" office:value-type="float" office:value="5.28948810176032" calcext:value-type="float">
            <text:p>5,28948810176032</text:p>
          </table:table-cell>
          <table:table-cell/>
          <table:table-cell table:formula="of:=[.C20]/[.C19]" office:value-type="float" office:value="5.33000771690001" calcext:value-type="float">
            <text:p>5,33000771690001</text:p>
          </table:table-cell>
          <table:table-cell table:formula="of:=[.I19]/[.I18]" office:value-type="float" office:value="5.28948810176032" calcext:value-type="float">
            <text:p>5,28948810176032</text:p>
          </table:table-cell>
          <table:table-cell/>
          <table:table-cell table:formula="of:=([.E19]+[.C19])/[.I19]" office:value-type="float" office:value="1.5806110715819" calcext:value-type="float">
            <text:p>1,58061107158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float" office:value="386788" calcext:value-type="float">
            <text:p>386788</text:p>
          </table:table-cell>
          <table:table-cell office:value-type="string" calcext:value-type="string">
            <text:p>+</text:p>
          </table:table-cell>
          <table:table-cell office:value-type="float" office:value="5222311" calcext:value-type="float">
            <text:p>5222311</text:p>
          </table:table-cell>
          <table:table-cell table:number-columns-repeated="3"/>
          <table:table-cell table:formula="of:=[.E20]+[.C20]-[.C21]" office:value-type="float" office:value="3550922" calcext:value-type="float">
            <text:p>3550922</text:p>
          </table:table-cell>
          <table:table-cell table:formula="of:=[.I20]/[.I19]" office:value-type="float" office:value="5.33032210803784" calcext:value-type="float">
            <text:p>5,33032210803784</text:p>
          </table:table-cell>
          <table:table-cell/>
          <table:table-cell table:formula="of:=[.C21]/[.C20]" office:value-type="float" office:value="5.32120179529872" calcext:value-type="float">
            <text:p>5,32120179529872</text:p>
          </table:table-cell>
          <table:table-cell table:formula="of:=[.I20]/[.I19]" office:value-type="float" office:value="5.33032210803784" calcext:value-type="float">
            <text:p>5,33032210803784</text:p>
          </table:table-cell>
          <table:table-cell/>
          <table:table-cell table:formula="of:=([.E20]+[.C20])/[.I20]" office:value-type="float" office:value="1.57961763170241" calcext:value-type="float">
            <text:p>1,579617631702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office:value-type="float" office:value="2058177" calcext:value-type="float">
            <text:p>2058177</text:p>
          </table:table-cell>
          <table:table-cell office:value-type="string" calcext:value-type="string">
            <text:p>+</text:p>
          </table:table-cell>
          <table:table-cell office:value-type="float" office:value="27801184" calcext:value-type="float">
            <text:p>27801184</text:p>
          </table:table-cell>
          <table:table-cell table:number-columns-repeated="3"/>
          <table:table-cell table:formula="of:=[.E21]+[.C21]-[.C22]" office:value-type="float" office:value="18902634" calcext:value-type="float">
            <text:p>18902634</text:p>
          </table:table-cell>
          <table:table-cell table:formula="of:=[.I21]/[.I20]" office:value-type="float" office:value="5.32330307452543" calcext:value-type="float">
            <text:p>5,32330307452543</text:p>
          </table:table-cell>
          <table:table-cell/>
          <table:table-cell table:formula="of:=[.C22]/[.C21]" office:value-type="float" office:value="5.32351056298851" calcext:value-type="float">
            <text:p>5,32351056298851</text:p>
          </table:table-cell>
          <table:table-cell table:formula="of:=[.I21]/[.I20]" office:value-type="float" office:value="5.32330307452543" calcext:value-type="float">
            <text:p>5,32330307452543</text:p>
          </table:table-cell>
          <table:table-cell/>
          <table:table-cell table:formula="of:=([.E21]+[.C21])/[.I21]" office:value-type="float" office:value="1.57964022368523" calcext:value-type="float">
            <text:p>1,579640223685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office:value-type="float" office:value="10956727" calcext:value-type="float">
            <text:p>10956727</text:p>
          </table:table-cell>
          <table:table-cell office:value-type="string" calcext:value-type="string">
            <text:p>+</text:p>
          </table:table-cell>
          <table:table-cell office:value-type="float" office:value="147954673" calcext:value-type="float">
            <text:p>147954673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E24]+[.C24]-[.C25]" office:value-type="float" office:value="17" calcext:value-type="float">
            <text:p>17</text:p>
          </table:table-cell>
          <table:table-cell table:number-columns-repeated="2"/>
          <table:table-cell table:formula="of:=[.C25]/[.C24]" office:value-type="float" office:value="6" calcext:value-type="float">
            <text:p>6</text:p>
          </table:table-cell>
          <table:table-cell table:number-columns-repeated="2"/>
          <table:table-cell table:formula="of:=([.E24]+[.C24])/[.I24]" office:value-type="float" office:value="1.35294117647059" calcext:value-type="float">
            <text:p>1,35294117647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table:formula="of:=[.E25]+[.C25]-[.C26]" office:value-type="float" office:value="79" calcext:value-type="float">
            <text:p>79</text:p>
          </table:table-cell>
          <table:table-cell table:formula="of:=[.I25]/[.I24]" office:value-type="float" office:value="4.64705882352941" calcext:value-type="float">
            <text:p>4,64705882352941</text:p>
          </table:table-cell>
          <table:table-cell/>
          <table:table-cell table:formula="of:=[.C26]/[.C25]" office:value-type="float" office:value="6.5" calcext:value-type="float">
            <text:p>6,5</text:p>
          </table:table-cell>
          <table:table-cell table:formula="of:=[.I25]/[.I24]" office:value-type="float" office:value="4.64705882352941" calcext:value-type="float">
            <text:p>4,64705882352941</text:p>
          </table:table-cell>
          <table:table-cell/>
          <table:table-cell table:formula="of:=([.E25]+[.C25])/[.I25]" office:value-type="float" office:value="1.49367088607595" calcext:value-type="float">
            <text:p>1,493670886075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+</text:p>
          </table:table-cell>
          <table:table-cell office:value-type="float" office:value="621" calcext:value-type="float">
            <text:p>621</text:p>
          </table:table-cell>
          <table:table-cell table:number-columns-repeated="3"/>
          <table:table-cell table:formula="of:=[.E26]+[.C26]-[.C27]" office:value-type="float" office:value="400" calcext:value-type="float">
            <text:p>400</text:p>
          </table:table-cell>
          <table:table-cell table:formula="of:=[.I26]/[.I25]" office:value-type="float" office:value="5.06329113924051" calcext:value-type="float">
            <text:p>5,06329113924051</text:p>
          </table:table-cell>
          <table:table-cell/>
          <table:table-cell table:formula="of:=[.C27]/[.C26]" office:value-type="float" office:value="6.66666666666667" calcext:value-type="float">
            <text:p>6,66666666666667</text:p>
          </table:table-cell>
          <table:table-cell table:formula="of:=[.I26]/[.I25]" office:value-type="float" office:value="5.06329113924051" calcext:value-type="float">
            <text:p>5,06329113924051</text:p>
          </table:table-cell>
          <table:table-cell/>
          <table:table-cell table:formula="of:=([.E26]+[.C26])/[.I26]" office:value-type="float" office:value="1.65" calcext:value-type="float">
            <text:p>1,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+</text:p>
          </table:table-cell>
          <table:table-cell office:value-type="float" office:value="3742" calcext:value-type="float">
            <text:p>3742</text:p>
          </table:table-cell>
          <table:table-cell table:number-columns-repeated="3"/>
          <table:table-cell table:formula="of:=[.E27]+[.C27]-[.C28]" office:value-type="float" office:value="2519" calcext:value-type="float">
            <text:p>2519</text:p>
          </table:table-cell>
          <table:table-cell table:formula="of:=[.I27]/[.I26]" office:value-type="float" office:value="6.2975" calcext:value-type="float">
            <text:p>6,2975</text:p>
          </table:table-cell>
          <table:table-cell/>
          <table:table-cell table:formula="of:=[.C28]/[.C27]" office:value-type="float" office:value="5.70384615384615" calcext:value-type="float">
            <text:p>5,70384615384615</text:p>
          </table:table-cell>
          <table:table-cell table:formula="of:=[.I27]/[.I26]" office:value-type="float" office:value="6.2975" calcext:value-type="float">
            <text:p>6,2975</text:p>
          </table:table-cell>
          <table:table-cell/>
          <table:table-cell table:formula="of:=([.E27]+[.C27])/[.I27]" office:value-type="float" office:value="1.58872568479555" calcext:value-type="float">
            <text:p>1,58872568479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+</text:p>
          </table:table-cell>
          <table:table-cell office:value-type="float" office:value="19226" calcext:value-type="float">
            <text:p>19226</text:p>
          </table:table-cell>
          <table:table-cell table:number-columns-repeated="3"/>
          <table:table-cell table:formula="of:=[.E28]+[.C28]-[.C29]" office:value-type="float" office:value="13073" calcext:value-type="float">
            <text:p>13073</text:p>
          </table:table-cell>
          <table:table-cell table:formula="of:=[.I28]/[.I27]" office:value-type="float" office:value="5.18975784041286" calcext:value-type="float">
            <text:p>5,18975784041286</text:p>
          </table:table-cell>
          <table:table-cell/>
          <table:table-cell table:formula="of:=[.C29]/[.C28]" office:value-type="float" office:value="5.1490222521915" calcext:value-type="float">
            <text:p>5,1490222521915</text:p>
          </table:table-cell>
          <table:table-cell table:formula="of:=[.I28]/[.I27]" office:value-type="float" office:value="5.18975784041286" calcext:value-type="float">
            <text:p>5,18975784041286</text:p>
          </table:table-cell>
          <table:table-cell/>
          <table:table-cell table:formula="of:=([.E28]+[.C28])/[.I28]" office:value-type="float" office:value="1.58410464315765" calcext:value-type="float">
            <text:p>1,584104643157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float" office:value="7636" calcext:value-type="float">
            <text:p>7636</text:p>
          </table:table-cell>
          <table:table-cell office:value-type="string" calcext:value-type="string">
            <text:p>+</text:p>
          </table:table-cell>
          <table:table-cell office:value-type="float" office:value="103805" calcext:value-type="float">
            <text:p>103805</text:p>
          </table:table-cell>
          <table:table-cell table:number-columns-repeated="3"/>
          <table:table-cell table:formula="of:=[.E29]+[.C29]-[.C30]" office:value-type="float" office:value="70477" calcext:value-type="float">
            <text:p>70477</text:p>
          </table:table-cell>
          <table:table-cell table:formula="of:=[.I29]/[.I28]" office:value-type="float" office:value="5.39103495754609" calcext:value-type="float">
            <text:p>5,39103495754609</text:p>
          </table:table-cell>
          <table:table-cell/>
          <table:table-cell table:formula="of:=[.C30]/[.C29]" office:value-type="float" office:value="5.36458878994238" calcext:value-type="float">
            <text:p>5,36458878994238</text:p>
          </table:table-cell>
          <table:table-cell table:formula="of:=[.I29]/[.I28]" office:value-type="float" office:value="5.39103495754609" calcext:value-type="float">
            <text:p>5,39103495754609</text:p>
          </table:table-cell>
          <table:table-cell/>
          <table:table-cell table:formula="of:=([.E29]+[.C29])/[.I29]" office:value-type="float" office:value="1.58123926954893" calcext:value-type="float">
            <text:p>1,581239269548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float" office:value="40964" calcext:value-type="float">
            <text:p>40964</text:p>
          </table:table-cell>
          <table:table-cell office:value-type="string" calcext:value-type="string">
            <text:p>+</text:p>
          </table:table-cell>
          <table:table-cell office:value-type="float" office:value="554913" calcext:value-type="float">
            <text:p>554913</text:p>
          </table:table-cell>
          <table:table-cell table:number-columns-repeated="3"/>
          <table:table-cell table:formula="of:=[.E30]+[.C30]-[.C31]" office:value-type="float" office:value="377117" calcext:value-type="float">
            <text:p>377117</text:p>
          </table:table-cell>
          <table:table-cell table:formula="of:=[.I30]/[.I29]" office:value-type="float" office:value="5.35092299615477" calcext:value-type="float">
            <text:p>5,35092299615477</text:p>
          </table:table-cell>
          <table:table-cell/>
          <table:table-cell table:formula="of:=[.C31]/[.C30]" office:value-type="float" office:value="5.34029879894542" calcext:value-type="float">
            <text:p>5,34029879894542</text:p>
          </table:table-cell>
          <table:table-cell table:formula="of:=[.I30]/[.I29]" office:value-type="float" office:value="5.35092299615477" calcext:value-type="float">
            <text:p>5,35092299615477</text:p>
          </table:table-cell>
          <table:table-cell/>
          <table:table-cell table:formula="of:=([.E30]+[.C30])/[.I30]" office:value-type="float" office:value="1.58008522554008" calcext:value-type="float">
            <text:p>1,580085225540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float" office:value="218760" calcext:value-type="float">
            <text:p>218760</text:p>
          </table:table-cell>
          <table:table-cell office:value-type="string" calcext:value-type="string">
            <text:p>+</text:p>
          </table:table-cell>
          <table:table-cell office:value-type="float" office:value="2953803" calcext:value-type="float">
            <text:p>2953803</text:p>
          </table:table-cell>
          <table:table-cell table:number-columns-repeated="3"/>
          <table:table-cell table:formula="of:=[.E31]+[.C31]-[.C32]" office:value-type="float" office:value="2005584" calcext:value-type="float">
            <text:p>2005584</text:p>
          </table:table-cell>
          <table:table-cell table:formula="of:=[.I31]/[.I30]" office:value-type="float" office:value="5.31820098271889" calcext:value-type="float">
            <text:p>5,31820098271889</text:p>
          </table:table-cell>
          <table:table-cell/>
          <table:table-cell table:formula="of:=[.C32]/[.C31]" office:value-type="float" office:value="5.33451727921009" calcext:value-type="float">
            <text:p>5,33451727921009</text:p>
          </table:table-cell>
          <table:table-cell table:formula="of:=[.I31]/[.I30]" office:value-type="float" office:value="5.31820098271889" calcext:value-type="float">
            <text:p>5,31820098271889</text:p>
          </table:table-cell>
          <table:table-cell/>
          <table:table-cell table:formula="of:=([.E31]+[.C31])/[.I31]" office:value-type="float" office:value="1.58186493310677" calcext:value-type="float">
            <text:p>1,581864933106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office:value-type="float" office:value="1166979" calcext:value-type="float">
            <text:p>1166979</text:p>
          </table:table-cell>
          <table:table-cell office:value-type="string" calcext:value-type="string">
            <text:p>+</text:p>
          </table:table-cell>
          <table:table-cell office:value-type="float" office:value="15767590" calcext:value-type="float">
            <text:p>15767590</text:p>
          </table:table-cell>
          <table:table-cell table:number-columns-repeated="3"/>
          <table:table-cell table:formula="of:=[.E32]+[.C32]-[.C33]" office:value-type="float" office:value="10714027" calcext:value-type="float">
            <text:p>10714027</text:p>
          </table:table-cell>
          <table:table-cell table:formula="of:=[.I32]/[.I31]" office:value-type="float" office:value="5.34209836137504" calcext:value-type="float">
            <text:p>5,34209836137504</text:p>
          </table:table-cell>
          <table:table-cell/>
          <table:table-cell table:formula="of:=[.C33]/[.C32]" office:value-type="float" office:value="5.33046610093241" calcext:value-type="float">
            <text:p>5,33046610093241</text:p>
          </table:table-cell>
          <table:table-cell table:formula="of:=[.I32]/[.I31]" office:value-type="float" office:value="5.34209836137504" calcext:value-type="float">
            <text:p>5,34209836137504</text:p>
          </table:table-cell>
          <table:table-cell/>
          <table:table-cell table:formula="of:=([.E32]+[.C32])/[.I32]" office:value-type="float" office:value="1.58059793950491" calcext:value-type="float">
            <text:p>1,580597939504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office:value-type="float" office:value="6220542" calcext:value-type="float">
            <text:p>6220542</text:p>
          </table:table-cell>
          <table:table-cell office:value-type="string" calcext:value-type="string">
            <text:p>+</text:p>
          </table:table-cell>
          <table:table-cell office:value-type="float" office:value="84008482" calcext:value-type="float">
            <text:p>8400848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[.E35]+[.C35]-[.C36]" office:value-type="float" office:value="18" calcext:value-type="float">
            <text:p>18</text:p>
          </table:table-cell>
          <table:table-cell table:number-columns-repeated="2"/>
          <table:table-cell table:formula="of:=[.C36]/[.C35]" office:value-type="float" office:value="14" calcext:value-type="float">
            <text:p>14</text:p>
          </table:table-cell>
          <table:table-cell table:number-columns-repeated="2"/>
          <table:table-cell table:formula="of:=([.E35]+[.C35])/[.I35]" office:value-type="float" office:value="1.77777777777778" calcext:value-type="float">
            <text:p>1,77777777777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E36]+[.C36]-[.C37]" office:value-type="float" office:value="154" calcext:value-type="float">
            <text:p>154</text:p>
          </table:table-cell>
          <table:table-cell table:formula="of:=[.I36]/[.I35]" office:value-type="float" office:value="8.55555555555556" calcext:value-type="float">
            <text:p>8,55555555555556</text:p>
          </table:table-cell>
          <table:table-cell/>
          <table:table-cell table:formula="of:=[.C37]/[.C36]" office:value-type="float" office:value="6.21428571428571" calcext:value-type="float">
            <text:p>6,21428571428571</text:p>
          </table:table-cell>
          <table:table-cell table:formula="of:=[.I36]/[.I35]" office:value-type="float" office:value="8.55555555555556" calcext:value-type="float">
            <text:p>8,55555555555556</text:p>
          </table:table-cell>
          <table:table-cell/>
          <table:table-cell table:formula="of:=([.E36]+[.C36])/[.I36]" office:value-type="float" office:value="1.56493506493506" calcext:value-type="float">
            <text:p>1,564935064935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+</text:p>
          </table:table-cell>
          <table:table-cell office:value-type="float" office:value="1189" calcext:value-type="float">
            <text:p>1189</text:p>
          </table:table-cell>
          <table:table-cell table:number-columns-repeated="3"/>
          <table:table-cell table:formula="of:=[.E37]+[.C37]-[.C38]" office:value-type="float" office:value="828" calcext:value-type="float">
            <text:p>828</text:p>
          </table:table-cell>
          <table:table-cell table:formula="of:=[.I37]/[.I36]" office:value-type="float" office:value="5.37662337662338" calcext:value-type="float">
            <text:p>5,37662337662338</text:p>
          </table:table-cell>
          <table:table-cell/>
          <table:table-cell table:formula="of:=[.C38]/[.C37]" office:value-type="float" office:value="5.14942528735632" calcext:value-type="float">
            <text:p>5,14942528735632</text:p>
          </table:table-cell>
          <table:table-cell table:formula="of:=[.I37]/[.I36]" office:value-type="float" office:value="5.37662337662338" calcext:value-type="float">
            <text:p>5,37662337662338</text:p>
          </table:table-cell>
          <table:table-cell/>
          <table:table-cell table:formula="of:=([.E37]+[.C37])/[.I37]" office:value-type="float" office:value="1.54106280193237" calcext:value-type="float">
            <text:p>1,541062801932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+</text:p>
          </table:table-cell>
          <table:table-cell office:value-type="float" office:value="5531" calcext:value-type="float">
            <text:p>5531</text:p>
          </table:table-cell>
          <table:table-cell table:number-columns-repeated="3"/>
          <table:table-cell table:formula="of:=[.E38]+[.C38]-[.C39]" office:value-type="float" office:value="3774" calcext:value-type="float">
            <text:p>3774</text:p>
          </table:table-cell>
          <table:table-cell table:formula="of:=[.I38]/[.I37]" office:value-type="float" office:value="4.55797101449275" calcext:value-type="float">
            <text:p>4,55797101449275</text:p>
          </table:table-cell>
          <table:table-cell/>
          <table:table-cell table:formula="of:=[.C39]/[.C38]" office:value-type="float" office:value="4.921875" calcext:value-type="float">
            <text:p>4,921875</text:p>
          </table:table-cell>
          <table:table-cell table:formula="of:=[.I38]/[.I37]" office:value-type="float" office:value="4.55797101449275" calcext:value-type="float">
            <text:p>4,55797101449275</text:p>
          </table:table-cell>
          <table:table-cell/>
          <table:table-cell table:formula="of:=([.E38]+[.C38])/[.I38]" office:value-type="float" office:value="1.58426073131956" calcext:value-type="float">
            <text:p>1,584260731319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+</text:p>
          </table:table-cell>
          <table:table-cell office:value-type="float" office:value="30118" calcext:value-type="float">
            <text:p>30118</text:p>
          </table:table-cell>
          <table:table-cell table:number-columns-repeated="3"/>
          <table:table-cell table:formula="of:=[.E39]+[.C39]-[.C40]" office:value-type="float" office:value="20439" calcext:value-type="float">
            <text:p>20439</text:p>
          </table:table-cell>
          <table:table-cell table:formula="of:=[.I39]/[.I38]" office:value-type="float" office:value="5.41573926868045" calcext:value-type="float">
            <text:p>5,41573926868045</text:p>
          </table:table-cell>
          <table:table-cell/>
          <table:table-cell table:formula="of:=[.C40]/[.C39]" office:value-type="float" office:value="5.38956916099773" calcext:value-type="float">
            <text:p>5,38956916099773</text:p>
          </table:table-cell>
          <table:table-cell table:formula="of:=[.I39]/[.I38]" office:value-type="float" office:value="5.41573926868045" calcext:value-type="float">
            <text:p>5,41573926868045</text:p>
          </table:table-cell>
          <table:table-cell/>
          <table:table-cell table:formula="of:=([.E39]+[.C39])/[.I39]" office:value-type="float" office:value="1.58143744801605" calcext:value-type="float">
            <text:p>1,581437448016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float" office:value="11884" calcext:value-type="float">
            <text:p>11884</text:p>
          </table:table-cell>
          <table:table-cell office:value-type="string" calcext:value-type="string">
            <text:p>+</text:p>
          </table:table-cell>
          <table:table-cell office:value-type="float" office:value="160056" calcext:value-type="float">
            <text:p>160056</text:p>
          </table:table-cell>
          <table:table-cell table:number-columns-repeated="3"/>
          <table:table-cell table:formula="of:=[.E40]+[.C40]-[.C41]" office:value-type="float" office:value="108845" calcext:value-type="float">
            <text:p>108845</text:p>
          </table:table-cell>
          <table:table-cell table:formula="of:=[.I40]/[.I39]" office:value-type="float" office:value="5.32535838348256" calcext:value-type="float">
            <text:p>5,32535838348256</text:p>
          </table:table-cell>
          <table:table-cell/>
          <table:table-cell table:formula="of:=[.C41]/[.C40]" office:value-type="float" office:value="5.3092393133625" calcext:value-type="float">
            <text:p>5,3092393133625</text:p>
          </table:table-cell>
          <table:table-cell table:formula="of:=[.I40]/[.I39]" office:value-type="float" office:value="5.32535838348256" calcext:value-type="float">
            <text:p>5,32535838348256</text:p>
          </table:table-cell>
          <table:table-cell/>
          <table:table-cell table:formula="of:=([.E40]+[.C40])/[.I40]" office:value-type="float" office:value="1.57967752308328" calcext:value-type="float">
            <text:p>1,579677523083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float" office:value="63095" calcext:value-type="float">
            <text:p>63095</text:p>
          </table:table-cell>
          <table:table-cell office:value-type="string" calcext:value-type="string">
            <text:p>+</text:p>
          </table:table-cell>
          <table:table-cell office:value-type="float" office:value="850021" calcext:value-type="float">
            <text:p>850021</text:p>
          </table:table-cell>
          <table:table-cell table:number-columns-repeated="3"/>
          <table:table-cell table:formula="of:=[.E41]+[.C41]-[.C42]" office:value-type="float" office:value="578382" calcext:value-type="float">
            <text:p>578382</text:p>
          </table:table-cell>
          <table:table-cell table:formula="of:=[.I41]/[.I40]" office:value-type="float" office:value="5.31381322063485" calcext:value-type="float">
            <text:p>5,31381322063485</text:p>
          </table:table-cell>
          <table:table-cell/>
          <table:table-cell table:formula="of:=[.C42]/[.C41]" office:value-type="float" office:value="5.30523813297409" calcext:value-type="float">
            <text:p>5,30523813297409</text:p>
          </table:table-cell>
          <table:table-cell table:formula="of:=[.I41]/[.I40]" office:value-type="float" office:value="5.31381322063485" calcext:value-type="float">
            <text:p>5,31381322063485</text:p>
          </table:table-cell>
          <table:table-cell/>
          <table:table-cell table:formula="of:=([.E41]+[.C41])/[.I41]" office:value-type="float" office:value="1.57874207703559" calcext:value-type="float">
            <text:p>1,578742077035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float" office:value="334734" calcext:value-type="float">
            <text:p>334734</text:p>
          </table:table-cell>
          <table:table-cell office:value-type="string" calcext:value-type="string">
            <text:p>+</text:p>
          </table:table-cell>
          <table:table-cell office:value-type="float" office:value="4522818" calcext:value-type="float">
            <text:p>4522818</text:p>
          </table:table-cell>
          <table:table-cell table:number-columns-repeated="3"/>
          <table:table-cell table:formula="of:=[.E42]+[.C42]-[.C43]" office:value-type="float" office:value="3072914" calcext:value-type="float">
            <text:p>3072914</text:p>
          </table:table-cell>
          <table:table-cell table:formula="of:=[.I42]/[.I41]" office:value-type="float" office:value="5.31294888153504" calcext:value-type="float">
            <text:p>5,31294888153504</text:p>
          </table:table-cell>
          <table:table-cell/>
          <table:table-cell table:formula="of:=[.C43]/[.C42]" office:value-type="float" office:value="5.33151099081659" calcext:value-type="float">
            <text:p>5,33151099081659</text:p>
          </table:table-cell>
          <table:table-cell table:formula="of:=[.I42]/[.I41]" office:value-type="float" office:value="5.31294888153504" calcext:value-type="float">
            <text:p>5,31294888153504</text:p>
          </table:table-cell>
          <table:table-cell/>
          <table:table-cell table:formula="of:=([.E42]+[.C42])/[.I42]" office:value-type="float" office:value="1.58076405652745" calcext:value-type="float">
            <text:p>1,580764056527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office:value-type="float" office:value="1784638" calcext:value-type="float">
            <text:p>1784638</text:p>
          </table:table-cell>
          <table:table-cell office:value-type="string" calcext:value-type="string">
            <text:p>+</text:p>
          </table:table-cell>
          <table:table-cell office:value-type="float" office:value="24084221" calcext:value-type="float">
            <text:p>24084221</text:p>
          </table:table-cell>
          <table:table-cell table:number-columns-repeated="3"/>
          <table:table-cell table:formula="of:=[.E43]+[.C43]-[.C44]" office:value-type="float" office:value="16367062" calcext:value-type="float">
            <text:p>16367062</text:p>
          </table:table-cell>
          <table:table-cell table:formula="of:=[.I43]/[.I42]" office:value-type="float" office:value="5.32623496785136" calcext:value-type="float">
            <text:p>5,32623496785136</text:p>
          </table:table-cell>
          <table:table-cell/>
          <table:table-cell table:formula="of:=[.C44]/[.C43]" office:value-type="float" office:value="5.32421533106434" calcext:value-type="float">
            <text:p>5,32421533106434</text:p>
          </table:table-cell>
          <table:table-cell table:formula="of:=[.I43]/[.I42]" office:value-type="float" office:value="5.32623496785136" calcext:value-type="float">
            <text:p>5,32623496785136</text:p>
          </table:table-cell>
          <table:table-cell/>
          <table:table-cell table:formula="of:=([.E43]+[.C43])/[.I43]" office:value-type="float" office:value="1.58054383859486" calcext:value-type="float">
            <text:p>1,580543838594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office:value-type="float" office:value="9501797" calcext:value-type="float">
            <text:p>9501797</text:p>
          </table:table-cell>
          <table:table-cell office:value-type="string" calcext:value-type="string">
            <text:p>+</text:p>
          </table:table-cell>
          <table:table-cell office:value-type="float" office:value="128276283" calcext:value-type="float">
            <text:p>128276283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[.E46]+[.C46]-[.C47]" office:value-type="float" office:value="18" calcext:value-type="float">
            <text:p>18</text:p>
          </table:table-cell>
          <table:table-cell table:number-columns-repeated="2"/>
          <table:table-cell table:formula="of:=[.C47]/[.C46]" office:value-type="float" office:value="9" calcext:value-type="float">
            <text:p>9</text:p>
          </table:table-cell>
          <table:table-cell table:number-columns-repeated="2"/>
          <table:table-cell table:formula="of:=([.E46]+[.C46])/[.I46]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formula="of:=[.E47]+[.C47]-[.C48]" office:value-type="float" office:value="53" calcext:value-type="float">
            <text:p>53</text:p>
          </table:table-cell>
          <table:table-cell table:formula="of:=[.I47]/[.I46]" office:value-type="float" office:value="2.94444444444444" calcext:value-type="float">
            <text:p>2,94444444444444</text:p>
          </table:table-cell>
          <table:table-cell/>
          <table:table-cell table:formula="of:=[.C48]/[.C47]" office:value-type="float" office:value="3.22222222222222" calcext:value-type="float">
            <text:p>3,22222222222222</text:p>
          </table:table-cell>
          <table:table-cell table:formula="of:=[.I47]/[.I46]" office:value-type="float" office:value="2.94444444444444" calcext:value-type="float">
            <text:p>2,94444444444444</text:p>
          </table:table-cell>
          <table:table-cell/>
          <table:table-cell table:formula="of:=([.E47]+[.C47])/[.I47]" office:value-type="float" office:value="1.54716981132075" calcext:value-type="float">
            <text:p>1,54716981132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+</text:p>
          </table:table-cell>
          <table:table-cell office:value-type="float" office:value="365" calcext:value-type="float">
            <text:p>365</text:p>
          </table:table-cell>
          <table:table-cell table:number-columns-repeated="3"/>
          <table:table-cell table:formula="of:=[.E48]+[.C48]-[.C49]" office:value-type="float" office:value="257" calcext:value-type="float">
            <text:p>257</text:p>
          </table:table-cell>
          <table:table-cell table:formula="of:=[.I48]/[.I47]" office:value-type="float" office:value="4.84905660377359" calcext:value-type="float">
            <text:p>4,84905660377359</text:p>
          </table:table-cell>
          <table:table-cell/>
          <table:table-cell table:formula="of:=[.C49]/[.C48]" office:value-type="float" office:value="4.72413793103448" calcext:value-type="float">
            <text:p>4,72413793103448</text:p>
          </table:table-cell>
          <table:table-cell table:formula="of:=[.I48]/[.I47]" office:value-type="float" office:value="4.84905660377359" calcext:value-type="float">
            <text:p>4,84905660377359</text:p>
          </table:table-cell>
          <table:table-cell/>
          <table:table-cell table:formula="of:=([.E48]+[.C48])/[.I48]" office:value-type="float" office:value="1.53307392996109" calcext:value-type="float">
            <text:p>1,533073929961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+</text:p>
          </table:table-cell>
          <table:table-cell office:value-type="float" office:value="1766" calcext:value-type="float">
            <text:p>1766</text:p>
          </table:table-cell>
          <table:table-cell table:number-columns-repeated="3"/>
          <table:table-cell table:formula="of:=[.E49]+[.C49]-[.C50]" office:value-type="float" office:value="1172" calcext:value-type="float">
            <text:p>1172</text:p>
          </table:table-cell>
          <table:table-cell table:formula="of:=[.I49]/[.I48]" office:value-type="float" office:value="4.56031128404669" calcext:value-type="float">
            <text:p>4,56031128404669</text:p>
          </table:table-cell>
          <table:table-cell/>
          <table:table-cell table:formula="of:=[.C50]/[.C49]" office:value-type="float" office:value="5.33576642335766" calcext:value-type="float">
            <text:p>5,33576642335766</text:p>
          </table:table-cell>
          <table:table-cell table:formula="of:=[.I49]/[.I48]" office:value-type="float" office:value="4.56031128404669" calcext:value-type="float">
            <text:p>4,56031128404669</text:p>
          </table:table-cell>
          <table:table-cell/>
          <table:table-cell table:formula="of:=([.E49]+[.C49])/[.I49]" office:value-type="float" office:value="1.62372013651877" calcext:value-type="float">
            <text:p>1,623720136518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+</text:p>
          </table:table-cell>
          <table:table-cell office:value-type="float" office:value="9709" calcext:value-type="float">
            <text:p>9709</text:p>
          </table:table-cell>
          <table:table-cell table:number-columns-repeated="3"/>
          <table:table-cell table:formula="of:=[.E50]+[.C50]-[.C51]" office:value-type="float" office:value="6682" calcext:value-type="float">
            <text:p>6682</text:p>
          </table:table-cell>
          <table:table-cell table:formula="of:=[.I50]/[.I49]" office:value-type="float" office:value="5.70136518771331" calcext:value-type="float">
            <text:p>5,70136518771331</text:p>
          </table:table-cell>
          <table:table-cell/>
          <table:table-cell table:formula="of:=[.C51]/[.C50]" office:value-type="float" office:value="5.14090287277702" calcext:value-type="float">
            <text:p>5,14090287277702</text:p>
          </table:table-cell>
          <table:table-cell table:formula="of:=[.I50]/[.I49]" office:value-type="float" office:value="5.70136518771331" calcext:value-type="float">
            <text:p>5,70136518771331</text:p>
          </table:table-cell>
          <table:table-cell/>
          <table:table-cell table:formula="of:=([.E50]+[.C50])/[.I50]" office:value-type="float" office:value="1.5624064651302" calcext:value-type="float">
            <text:p>1,5624064651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+</text:p>
          </table:table-cell>
          <table:table-cell office:value-type="float" office:value="51466" calcext:value-type="float">
            <text:p>51466</text:p>
          </table:table-cell>
          <table:table-cell table:number-columns-repeated="3"/>
          <table:table-cell table:formula="of:=[.E51]+[.C51]-[.C52]" office:value-type="float" office:value="34800" calcext:value-type="float">
            <text:p>34800</text:p>
          </table:table-cell>
          <table:table-cell table:formula="of:=[.I51]/[.I50]" office:value-type="float" office:value="5.208021550434" calcext:value-type="float">
            <text:p>5,208021550434</text:p>
          </table:table-cell>
          <table:table-cell/>
          <table:table-cell table:formula="of:=[.C52]/[.C51]" office:value-type="float" office:value="5.43480574773816" calcext:value-type="float">
            <text:p>5,43480574773816</text:p>
          </table:table-cell>
          <table:table-cell table:formula="of:=[.I51]/[.I50]" office:value-type="float" office:value="5.208021550434" calcext:value-type="float">
            <text:p>5,208021550434</text:p>
          </table:table-cell>
          <table:table-cell/>
          <table:table-cell table:formula="of:=([.E51]+[.C51])/[.I51]" office:value-type="float" office:value="1.58689655172414" calcext:value-type="float">
            <text:p>1,586896551724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float" office:value="20424" calcext:value-type="float">
            <text:p>20424</text:p>
          </table:table-cell>
          <table:table-cell office:value-type="string" calcext:value-type="string">
            <text:p>+</text:p>
          </table:table-cell>
          <table:table-cell office:value-type="float" office:value="276268" calcext:value-type="float">
            <text:p>276268</text:p>
          </table:table-cell>
          <table:table-cell table:number-columns-repeated="3"/>
          <table:table-cell table:formula="of:=[.E52]+[.C52]-[.C53]" office:value-type="float" office:value="187499" calcext:value-type="float">
            <text:p>187499</text:p>
          </table:table-cell>
          <table:table-cell table:formula="of:=[.I52]/[.I51]" office:value-type="float" office:value="5.38790229885058" calcext:value-type="float">
            <text:p>5,38790229885058</text:p>
          </table:table-cell>
          <table:table-cell/>
          <table:table-cell table:formula="of:=[.C53]/[.C52]" office:value-type="float" office:value="5.34630826478653" calcext:value-type="float">
            <text:p>5,34630826478653</text:p>
          </table:table-cell>
          <table:table-cell table:formula="of:=[.I52]/[.I51]" office:value-type="float" office:value="5.38790229885058" calcext:value-type="float">
            <text:p>5,38790229885058</text:p>
          </table:table-cell>
          <table:table-cell/>
          <table:table-cell table:formula="of:=([.E52]+[.C52])/[.I52]" office:value-type="float" office:value="1.58236577261745" calcext:value-type="float">
            <text:p>1,582365772617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float" office:value="109193" calcext:value-type="float">
            <text:p>109193</text:p>
          </table:table-cell>
          <table:table-cell office:value-type="string" calcext:value-type="string">
            <text:p>+</text:p>
          </table:table-cell>
          <table:table-cell office:value-type="float" office:value="1473146" calcext:value-type="float">
            <text:p>1473146</text:p>
          </table:table-cell>
          <table:table-cell table:number-columns-repeated="3"/>
          <table:table-cell table:formula="of:=[.E53]+[.C53]-[.C54]" office:value-type="float" office:value="1002352" calcext:value-type="float">
            <text:p>1002352</text:p>
          </table:table-cell>
          <table:table-cell table:formula="of:=[.I53]/[.I52]" office:value-type="float" office:value="5.34590584483117" calcext:value-type="float">
            <text:p>5,34590584483117</text:p>
          </table:table-cell>
          <table:table-cell/>
          <table:table-cell table:formula="of:=[.C54]/[.C53]" office:value-type="float" office:value="5.31157674942533" calcext:value-type="float">
            <text:p>5,31157674942533</text:p>
          </table:table-cell>
          <table:table-cell table:formula="of:=[.I53]/[.I52]" office:value-type="float" office:value="5.34590584483117" calcext:value-type="float">
            <text:p>5,34590584483117</text:p>
          </table:table-cell>
          <table:table-cell/>
          <table:table-cell table:formula="of:=([.E53]+[.C53])/[.I53]" office:value-type="float" office:value="1.57862607147988" calcext:value-type="float">
            <text:p>1,578626071479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office:value-type="float" office:value="579987" calcext:value-type="float">
            <text:p>579987</text:p>
          </table:table-cell>
          <table:table-cell office:value-type="string" calcext:value-type="string">
            <text:p>+</text:p>
          </table:table-cell>
          <table:table-cell office:value-type="float" office:value="7836895" calcext:value-type="float">
            <text:p>7836895</text:p>
          </table:table-cell>
          <table:table-cell table:number-columns-repeated="3"/>
          <table:table-cell table:formula="of:=[.E54]+[.C54]-[.C55]" office:value-type="float" office:value="5321875" calcext:value-type="float">
            <text:p>5321875</text:p>
          </table:table-cell>
          <table:table-cell table:formula="of:=[.I54]/[.I53]" office:value-type="float" office:value="5.30938732102096" calcext:value-type="float">
            <text:p>5,30938732102096</text:p>
          </table:table-cell>
          <table:table-cell/>
          <table:table-cell table:formula="of:=[.C55]/[.C54]" office:value-type="float" office:value="5.33633857310595" calcext:value-type="float">
            <text:p>5,33633857310595</text:p>
          </table:table-cell>
          <table:table-cell table:formula="of:=[.I54]/[.I53]" office:value-type="float" office:value="5.30938732102096" calcext:value-type="float">
            <text:p>5,30938732102096</text:p>
          </table:table-cell>
          <table:table-cell/>
          <table:table-cell table:formula="of:=([.E54]+[.C54])/[.I54]" office:value-type="float" office:value="1.58156326482678" calcext:value-type="float">
            <text:p>1,581563264826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office:value-type="float" office:value="3095007" calcext:value-type="float">
            <text:p>3095007</text:p>
          </table:table-cell>
          <table:table-cell office:value-type="string" calcext:value-type="string">
            <text:p>+</text:p>
          </table:table-cell>
          <table:table-cell office:value-type="float" office:value="41767442" calcext:value-type="float">
            <text:p>4176744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2T16:21:46.643316990</dc:date>
    <meta:editing-duration>PT3M4S</meta:editing-duration>
    <meta:editing-cycles>1</meta:editing-cycles>
    <meta:document-statistic meta:table-count="1" meta:cell-count="472" meta:object-count="1"/>
    <meta:generator>LibreOffice/6.3.5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461cm" svg:height="23.572cm" xlink:href=".." xlink:type="simple" chart:class="chart:line" chart:style-name="ch1">
        <chart:title svg:x="13.451cm" svg:y="0.607cm" chart:style-name="ch2">
          <text:p>Rapport vivants/morts</text:p>
        </chart:title>
        <chart:legend chart:legend-position="end" svg:x="29.376cm" svg:y="10.491cm" style:legend-expansion="high" chart:style-name="ch3"/>
        <chart:plot-area chart:style-name="ch4" table:cell-range-address="result10exp.O2:result10exp.O10 result10exp.O13:result10exp.O21 result10exp.O24:result10exp.O32 result10exp.O35:result10exp.O43 result10exp.O46:result10exp.O54" chart:data-source-has-labels="row" svg:x="1.64cm" svg:y="1.857cm" svg:width="27.107cm" svg:height="20.263cm">
          <chartooo:coordinate-region svg:x="2.367cm" svg:y="2.056cm" svg:width="26.286cm" svg:height="19.417cm"/>
          <chart:axis chart:dimension="x" chart:name="primary-x" chart:style-name="ch5">
            <chart:title svg:x="14.673cm" svg:y="22.591cm" chart:style-name="ch6">
              <text:p>année</text:p>
            </chart:title>
          </chart:axis>
          <chart:axis chart:dimension="y" chart:name="primary-y" chart:style-name="ch5">
            <chart:title svg:x="0.451cm" svg:y="12.561cm" chart:style-name="ch7">
              <text:p>rapport</text:p>
            </chart:title>
            <chart:grid chart:style-name="ch8" chart:class="major"/>
          </chart:axis>
          <chart:series chart:style-name="ch9" chart:values-cell-range-address="result10exp.O2:result10exp.O10" loext:label-string="exp1" chart:class="chart:line">
            <chart:data-point chart:repeated="9"/>
          </chart:series>
          <chart:series chart:style-name="ch10" chart:values-cell-range-address="result10exp.O13:result10exp.O21" loext:label-string="exp2" chart:class="chart:line">
            <chart:data-point chart:repeated="9"/>
          </chart:series>
          <chart:series chart:style-name="ch11" chart:values-cell-range-address="result10exp.O24:result10exp.O32" loext:label-string="exp3" chart:class="chart:line">
            <chart:data-point chart:repeated="9"/>
          </chart:series>
          <chart:series chart:style-name="ch12" chart:values-cell-range-address="result10exp.O35:result10exp.O43" loext:label-string="exp4" chart:class="chart:line">
            <chart:data-point chart:repeated="9"/>
          </chart:series>
          <chart:series chart:style-name="ch13" chart:values-cell-range-address="result10exp.O46:result10exp.O54" loext:label-string="exp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1</text:p>
              </table:table-cell>
              <table:table-cell office:value-type="string">
                <text:p>exp2</text:p>
              </table:table-cell>
              <table:table-cell office:value-type="string">
                <text:p>exp3</text:p>
              </table:table-cell>
              <table:table-cell office:value-type="string">
                <text:p>exp4</text:p>
              </table:table-cell>
              <table:table-cell office:value-type="string">
                <text:p>exp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8095238095238">
                <text:p>1.38095238095238</text:p>
                <draw:g>
                  <svg:desc>result10exp.O2:result10exp.O10</svg:desc>
                </draw:g>
              </table:table-cell>
              <table:table-cell office:value-type="float" office:value="2.14285714285714">
                <text:p>2.14285714285714</text:p>
                <draw:g>
                  <svg:desc>result10exp.O13:result10exp.O21</svg:desc>
                </draw:g>
              </table:table-cell>
              <table:table-cell office:value-type="float" office:value="1.35294117647059">
                <text:p>1.35294117647059</text:p>
                <draw:g>
                  <svg:desc>result10exp.O24:result10exp.O32</svg:desc>
                </draw:g>
              </table:table-cell>
              <table:table-cell office:value-type="float" office:value="1.77777777777778">
                <text:p>1.77777777777778</text:p>
                <draw:g>
                  <svg:desc>result10exp.O35:result10exp.O43</svg:desc>
                </draw:g>
              </table:table-cell>
              <table:table-cell office:value-type="float" office:value="1.5">
                <text:p>1.5</text:p>
                <draw:g>
                  <svg:desc>result10exp.O46:result10exp.O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7435897435897">
                <text:p>1.47435897435897</text:p>
              </table:table-cell>
              <table:table-cell office:value-type="float" office:value="1.77519379844961">
                <text:p>1.77519379844961</text:p>
              </table:table-cell>
              <table:table-cell office:value-type="float" office:value="1.49367088607595">
                <text:p>1.49367088607595</text:p>
              </table:table-cell>
              <table:table-cell office:value-type="float" office:value="1.56493506493506">
                <text:p>1.56493506493506</text:p>
              </table:table-cell>
              <table:table-cell office:value-type="float" office:value="1.54716981132075">
                <text:p>1.54716981132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021390374332">
                <text:p>1.58021390374332</text:p>
              </table:table-cell>
              <table:table-cell office:value-type="float" office:value="1.54813137032843">
                <text:p>1.54813137032843</text:p>
              </table:table-cell>
              <table:table-cell office:value-type="float" office:value="1.65">
                <text:p>1.65</text:p>
              </table:table-cell>
              <table:table-cell office:value-type="float" office:value="1.54106280193237">
                <text:p>1.54106280193237</text:p>
              </table:table-cell>
              <table:table-cell office:value-type="float" office:value="1.53307392996109">
                <text:p>1.53307392996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988385598142">
                <text:p>1.59988385598142</text:p>
              </table:table-cell>
              <table:table-cell office:value-type="float" office:value="1.57152259763054">
                <text:p>1.57152259763054</text:p>
              </table:table-cell>
              <table:table-cell office:value-type="float" office:value="1.58872568479555">
                <text:p>1.58872568479555</text:p>
              </table:table-cell>
              <table:table-cell office:value-type="float" office:value="1.58426073131956">
                <text:p>1.58426073131956</text:p>
              </table:table-cell>
              <table:table-cell office:value-type="float" office:value="1.62372013651877">
                <text:p>1.62372013651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742070116861">
                <text:p>1.57742070116861</text:p>
              </table:table-cell>
              <table:table-cell office:value-type="float" office:value="1.57190454375078">
                <text:p>1.57190454375078</text:p>
              </table:table-cell>
              <table:table-cell office:value-type="float" office:value="1.58410464315765">
                <text:p>1.58410464315765</text:p>
              </table:table-cell>
              <table:table-cell office:value-type="float" office:value="1.58143744801605">
                <text:p>1.58143744801605</text:p>
              </table:table-cell>
              <table:table-cell office:value-type="float" office:value="1.5624064651302">
                <text:p>1.5624064651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7704482394779">
                <text:p>1.57704482394779</text:p>
              </table:table-cell>
              <table:table-cell office:value-type="float" office:value="1.57619716856038">
                <text:p>1.57619716856038</text:p>
              </table:table-cell>
              <table:table-cell office:value-type="float" office:value="1.58123926954893">
                <text:p>1.58123926954893</text:p>
              </table:table-cell>
              <table:table-cell office:value-type="float" office:value="1.57967752308328">
                <text:p>1.57967752308328</text:p>
              </table:table-cell>
              <table:table-cell office:value-type="float" office:value="1.58689655172414">
                <text:p>1.58689655172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8117841409692">
                <text:p>1.58117841409692</text:p>
              </table:table-cell>
              <table:table-cell office:value-type="float" office:value="1.5806110715819">
                <text:p>1.5806110715819</text:p>
              </table:table-cell>
              <table:table-cell office:value-type="float" office:value="1.58008522554008">
                <text:p>1.58008522554008</text:p>
              </table:table-cell>
              <table:table-cell office:value-type="float" office:value="1.57874207703559">
                <text:p>1.57874207703559</text:p>
              </table:table-cell>
              <table:table-cell office:value-type="float" office:value="1.58236577261745">
                <text:p>1.58236577261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8120569210867">
                <text:p>1.58120569210867</text:p>
              </table:table-cell>
              <table:table-cell office:value-type="float" office:value="1.57961763170241">
                <text:p>1.57961763170241</text:p>
              </table:table-cell>
              <table:table-cell office:value-type="float" office:value="1.58186493310677">
                <text:p>1.58186493310677</text:p>
              </table:table-cell>
              <table:table-cell office:value-type="float" office:value="1.58076405652745">
                <text:p>1.58076405652745</text:p>
              </table:table-cell>
              <table:table-cell office:value-type="float" office:value="1.57862607147988">
                <text:p>1.57862607147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8001513916385">
                <text:p>1.58001513916385</text:p>
              </table:table-cell>
              <table:table-cell office:value-type="float" office:value="1.57964022368523">
                <text:p>1.57964022368523</text:p>
              </table:table-cell>
              <table:table-cell office:value-type="float" office:value="1.58059793950491">
                <text:p>1.58059793950491</text:p>
              </table:table-cell>
              <table:table-cell office:value-type="float" office:value="1.58054383859486">
                <text:p>1.58054383859486</text:p>
              </table:table-cell>
              <table:table-cell office:value-type="float" office:value="1.58156326482678">
                <text:p>1.58156326482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